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30:08.5585510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7:16:55.861254516</meta:creation-date>
    <dc:date>2021-05-16T10:30:48.292596882</dc:date>
    <meta:editing-duration>PT1H52M27S</meta:editing-duration>
    <meta:editing-cycles>5</meta:editing-cycles>
    <meta:generator>LibreOffice/7.1.2.2$Linux_X86_64 LibreOffice_project/10$Build-2</meta:generator>
    <meta:document-statistic meta:table-count="1" meta:cell-count="50" meta:object-count="0"/>
  </office:meta>
</office:document-meta>
</file>